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eb86" officeooo:paragraph-rsid="001feb86"/>
    </style:style>
    <style:style style:name="P2" style:family="paragraph" style:parent-style-name="Standard">
      <style:text-properties officeooo:paragraph-rsid="0025f88a"/>
    </style:style>
    <style:style style:name="P3" style:family="paragraph" style:parent-style-name="Subtitle">
      <style:text-properties officeooo:rsid="001feb86" officeooo:paragraph-rsid="001feb86"/>
    </style:style>
    <style:style style:name="P4" style:family="paragraph" style:parent-style-name="Text_20_body">
      <style:text-properties officeooo:rsid="001feb86" officeooo:paragraph-rsid="001feb86"/>
    </style:style>
    <style:style style:name="P5" style:family="paragraph" style:parent-style-name="Text_20_body">
      <style:text-properties fo:font-weight="bold" officeooo:rsid="001feb86" style:font-weight-asian="bold" style:font-weight-complex="bold"/>
    </style:style>
    <style:style style:name="P6" style:family="paragraph" style:parent-style-name="Text_20_body">
      <style:text-properties fo:font-weight="bold" officeooo:rsid="001feb86" officeooo:paragraph-rsid="001feb86" style:font-weight-asian="bold" style:font-weight-complex="bold"/>
    </style:style>
    <style:style style:name="P7" style:family="paragraph" style:parent-style-name="Text_20_body">
      <style:text-properties fo:font-weight="bold" officeooo:rsid="001feb86" officeooo:paragraph-rsid="0025f88a" style:font-weight-asian="bold" style:font-weight-complex="bold"/>
    </style:style>
    <style:style style:name="P8" style:family="paragraph" style:parent-style-name="Text_20_body">
      <style:text-properties officeooo:paragraph-rsid="00276cca"/>
    </style:style>
    <style:style style:name="P9" style:family="paragraph" style:parent-style-name="Text_20_body">
      <style:text-properties fo:font-weight="normal" officeooo:paragraph-rsid="00427f84" style:font-weight-asian="normal" style:font-weight-complex="normal"/>
    </style:style>
    <style:style style:name="P10" style:family="paragraph" style:parent-style-name="Text_20_body">
      <style:text-properties fo:font-weight="normal" officeooo:rsid="001feb86" officeooo:paragraph-rsid="00a87ec9" style:font-weight-asian="normal" style:font-weight-complex="normal"/>
    </style:style>
    <style:style style:name="P11" style:family="paragraph" style:parent-style-name="Text_20_body">
      <style:text-properties officeooo:rsid="006b790b" officeooo:paragraph-rsid="006b790b"/>
    </style:style>
    <style:style style:name="P12" style:family="paragraph" style:parent-style-name="Text_20_body">
      <style:text-properties officeooo:paragraph-rsid="001feb86"/>
    </style:style>
    <style:style style:name="P13" style:family="paragraph" style:parent-style-name="Text_20_body">
      <style:text-properties officeooo:paragraph-rsid="009675e4"/>
    </style:style>
    <style:style style:name="P14" style:family="paragraph" style:parent-style-name="Text_20_body">
      <style:text-properties officeooo:paragraph-rsid="009a8ee2"/>
    </style:style>
    <style:style style:name="P15" style:family="paragraph" style:parent-style-name="Text_20_body">
      <style:text-properties officeooo:paragraph-rsid="00a87ec9"/>
    </style:style>
    <style:style style:name="P16" style:family="paragraph" style:parent-style-name="Title">
      <style:text-properties officeooo:rsid="001feb86" officeooo:paragraph-rsid="001feb86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text-properties officeooo:paragraph-rsid="00b6d43d"/>
    </style:style>
    <style:style style:name="P19" style:family="paragraph" style:parent-style-name="Text_20_body" style:list-style-name="L1">
      <style:text-properties officeooo:rsid="00b6c958" officeooo:paragraph-rsid="00b6c958"/>
    </style:style>
    <style:style style:name="P20" style:family="paragraph" style:parent-style-name="Text_20_body" style:list-style-name="L2"/>
    <style:style style:name="P21" style:family="paragraph" style:parent-style-name="Text_20_body" style:list-style-name="L2">
      <style:text-properties officeooo:paragraph-rsid="00c67816"/>
    </style:style>
    <style:style style:name="P22" style:family="paragraph" style:parent-style-name="Text_20_body" style:list-style-name="L2">
      <style:text-properties officeooo:paragraph-rsid="00c1684f"/>
    </style:style>
    <style:style style:name="P23" style:family="paragraph" style:parent-style-name="Text_20_body" style:list-style-name="L2">
      <style:text-properties officeooo:rsid="00bcce1e" officeooo:paragraph-rsid="00bcce1e"/>
    </style:style>
    <style:style style:name="P24" style:family="paragraph" style:parent-style-name="Text_20_body" style:list-style-name="L3">
      <style:text-properties officeooo:rsid="00bcce1e" officeooo:paragraph-rsid="00c8c979"/>
    </style:style>
    <style:style style:name="P25" style:family="paragraph" style:parent-style-name="Text_20_body" style:list-style-name="L2">
      <style:text-properties officeooo:rsid="00be29c1" officeooo:paragraph-rsid="00be29c1"/>
    </style:style>
    <style:style style:name="P26" style:family="paragraph" style:parent-style-name="Text_20_body" style:list-style-name="L3">
      <style:text-properties officeooo:rsid="00be29c1" officeooo:paragraph-rsid="00c8c979"/>
    </style:style>
    <style:style style:name="P27" style:family="paragraph" style:parent-style-name="Text_20_body" style:list-style-name="L2">
      <style:text-properties officeooo:rsid="00bfb1c9" officeooo:paragraph-rsid="00bfb1c9"/>
    </style:style>
    <style:style style:name="P28" style:family="paragraph" style:parent-style-name="Text_20_body" style:list-style-name="L3">
      <style:text-properties officeooo:rsid="00bfb1c9" officeooo:paragraph-rsid="00c8c979"/>
    </style:style>
    <style:style style:name="P29" style:family="paragraph" style:parent-style-name="Text_20_body" style:list-style-name="L2">
      <style:text-properties officeooo:rsid="01121023" officeooo:paragraph-rsid="01121023"/>
    </style:style>
    <style:style style:name="P30" style:family="paragraph" style:parent-style-name="Text_20_body" style:list-style-name="L3">
      <style:text-properties officeooo:paragraph-rsid="00c8c979"/>
    </style:style>
    <style:style style:name="P31" style:family="paragraph" style:parent-style-name="Text_20_body" style:list-style-name="L3">
      <style:text-properties officeooo:paragraph-rsid="00c9f7e5"/>
    </style:style>
    <style:style style:name="P32" style:family="paragraph" style:parent-style-name="Text_20_body" style:list-style-name="L3">
      <style:text-properties officeooo:paragraph-rsid="00d018db"/>
    </style:style>
    <style:style style:name="P33" style:family="paragraph" style:parent-style-name="Text_20_body" style:list-style-name="L3">
      <style:text-properties officeooo:rsid="006a85cf" officeooo:paragraph-rsid="00c8c979"/>
    </style:style>
    <style:style style:name="P34" style:family="paragraph" style:parent-style-name="Text_20_body" style:list-style-name="L3">
      <style:text-properties officeooo:rsid="0113b537" officeooo:paragraph-rsid="0113b537"/>
    </style:style>
    <style:style style:name="P35" style:family="paragraph" style:parent-style-name="Text_20_body" style:list-style-name="L4"/>
    <style:style style:name="P36" style:family="paragraph" style:parent-style-name="Text_20_body" style:list-style-name="L4">
      <style:text-properties officeooo:paragraph-rsid="00e43b78"/>
    </style:style>
    <style:style style:name="P37" style:family="paragraph" style:parent-style-name="Text_20_body" style:list-style-name="L4">
      <style:text-properties officeooo:paragraph-rsid="00f09b6c"/>
    </style:style>
    <style:style style:name="P38" style:family="paragraph" style:parent-style-name="Text_20_body" style:list-style-name="L4">
      <style:text-properties officeooo:rsid="00e29fea" officeooo:paragraph-rsid="00e29fea"/>
    </style:style>
    <style:style style:name="P39" style:family="paragraph" style:parent-style-name="Text_20_body" style:list-style-name="L4">
      <style:text-properties officeooo:rsid="00e43b78" officeooo:paragraph-rsid="00e43b78"/>
    </style:style>
    <style:style style:name="P40" style:family="paragraph" style:parent-style-name="Text_20_body" style:list-style-name="L4">
      <style:text-properties officeooo:rsid="00e83e10" officeooo:paragraph-rsid="00e83e10"/>
    </style:style>
    <style:style style:name="P41" style:family="paragraph" style:parent-style-name="Text_20_body" style:list-style-name="L5"/>
    <style:style style:name="P42" style:family="paragraph" style:parent-style-name="Text_20_body" style:list-style-name="L5">
      <style:text-properties officeooo:paragraph-rsid="00d3c302"/>
    </style:style>
    <style:style style:name="P43" style:family="paragraph" style:parent-style-name="Text_20_body" style:list-style-name="L5">
      <style:text-properties officeooo:rsid="00d3c302" officeooo:paragraph-rsid="00d3c302"/>
    </style:style>
    <style:style style:name="P44" style:family="paragraph" style:parent-style-name="Text_20_body" style:list-style-name="L5">
      <style:text-properties officeooo:rsid="00d51557" officeooo:paragraph-rsid="00d5155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950b" style:font-weight-asian="normal" style:font-weight-complex="normal"/>
    </style:style>
    <style:style style:name="T3" style:family="text">
      <style:text-properties fo:font-weight="normal" officeooo:rsid="001feb86" style:font-weight-asian="normal" style:font-weight-complex="normal"/>
    </style:style>
    <style:style style:name="T4" style:family="text">
      <style:text-properties fo:font-weight="normal" officeooo:rsid="00485548" style:font-weight-asian="normal" style:font-weight-complex="normal"/>
    </style:style>
    <style:style style:name="T5" style:family="text">
      <style:text-properties fo:font-weight="normal" officeooo:rsid="006321b3" style:font-weight-asian="normal" style:font-weight-complex="normal"/>
    </style:style>
    <style:style style:name="T6" style:family="text">
      <style:text-properties fo:font-weight="normal" officeooo:rsid="009126c0" style:font-weight-asian="normal" style:font-weight-complex="normal"/>
    </style:style>
    <style:style style:name="T7" style:family="text">
      <style:text-properties fo:font-weight="normal" officeooo:rsid="00a6fa8e" style:font-weight-asian="normal" style:font-weight-complex="normal"/>
    </style:style>
    <style:style style:name="T8" style:family="text">
      <style:text-properties fo:font-weight="normal" officeooo:rsid="00f86cdc" style:font-weight-asian="normal" style:font-weight-complex="normal"/>
    </style:style>
    <style:style style:name="T9" style:family="text">
      <style:text-properties fo:font-weight="normal" officeooo:rsid="00fd3e7b" style:font-weight-asian="normal" style:font-weight-complex="normal"/>
    </style:style>
    <style:style style:name="T10" style:family="text">
      <style:text-properties fo:font-weight="bold" officeooo:rsid="001feb86" style:font-weight-asian="bold" style:font-weight-complex="bold"/>
    </style:style>
    <style:style style:name="T11" style:family="text">
      <style:text-properties officeooo:rsid="005bc371"/>
    </style:style>
    <style:style style:name="T12" style:family="text">
      <style:text-properties officeooo:rsid="008e873f"/>
    </style:style>
    <style:style style:name="T13" style:family="text">
      <style:text-properties officeooo:rsid="009675e4"/>
    </style:style>
    <style:style style:name="T14" style:family="text">
      <style:text-properties officeooo:rsid="009852fa"/>
    </style:style>
    <style:style style:name="T15" style:family="text">
      <style:text-properties officeooo:rsid="009a1ec0"/>
    </style:style>
    <style:style style:name="T16" style:family="text">
      <style:text-properties officeooo:rsid="00b6c958"/>
    </style:style>
    <style:style style:name="T17" style:family="text">
      <style:text-properties officeooo:rsid="00b6d43d"/>
    </style:style>
    <style:style style:name="T18" style:family="text">
      <style:text-properties officeooo:rsid="00be29c1"/>
    </style:style>
    <style:style style:name="T19" style:family="text">
      <style:text-properties officeooo:rsid="00bfb1c9"/>
    </style:style>
    <style:style style:name="T20" style:family="text">
      <style:text-properties officeooo:rsid="00c1684f"/>
    </style:style>
    <style:style style:name="T21" style:family="text">
      <style:text-properties officeooo:rsid="00c2be30"/>
    </style:style>
    <style:style style:name="T22" style:family="text">
      <style:text-properties officeooo:rsid="00c53395"/>
    </style:style>
    <style:style style:name="T23" style:family="text">
      <style:text-properties officeooo:rsid="00c9f7e5"/>
    </style:style>
    <style:style style:name="T24" style:family="text">
      <style:text-properties officeooo:rsid="00d018db"/>
    </style:style>
    <style:style style:name="T25" style:family="text">
      <style:text-properties officeooo:rsid="00d3c302"/>
    </style:style>
    <style:style style:name="T26" style:family="text">
      <style:text-properties officeooo:rsid="00d51557"/>
    </style:style>
    <style:style style:name="T27" style:family="text">
      <style:text-properties officeooo:rsid="00e43b78"/>
    </style:style>
    <style:style style:name="T28" style:family="text">
      <style:text-properties officeooo:rsid="00e66344"/>
    </style:style>
    <style:style style:name="T29" style:family="text">
      <style:text-properties officeooo:rsid="00e83e10"/>
    </style:style>
    <style:style style:name="T30" style:family="text">
      <style:text-properties officeooo:rsid="00edb7c3"/>
    </style:style>
    <style:style style:name="T31" style:family="text">
      <style:text-properties officeooo:rsid="00ede9ff"/>
    </style:style>
    <style:style style:name="T32" style:family="text">
      <style:text-properties officeooo:rsid="00f09b6c"/>
    </style:style>
    <style:style style:name="T33" style:family="text">
      <style:text-properties officeooo:rsid="0103bc0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ATA STRUCTURES LAB</text:p>
      <text:p text:style-name="P1">AMAL NATH M</text:p>
      <text:p text:style-name="P1">R3 11</text:p>
      <text:p text:style-name="P1"/>
      <text:p text:style-name="P3">EXPERIMENT <text:span text:style-name="T12">9</text:span><text:span text:style-name="T11">b</text:span></text:p>
      <text:p text:style-name="P4"/>
      <text:p text:style-name="P15"><text:span text:style-name="T10">AIM </text:span><text:span text:style-name="T3">:- The details of students (number, name, total-mark) are to be stored in a linked list. Write functions for the following operations:</text:span></text:p>
      <text:p text:style-name="P10">1. Insert</text:p>
      <text:p text:style-name="P10">2. Delete</text:p>
      <text:p text:style-name="P10">3. Search</text:p>
      <text:p text:style-name="P10">4. Sort on the basis of number</text:p>
      <text:p text:style-name="P10">5. Display the resultant list after every operation</text:p>
      <text:p text:style-name="P9"/>
      <text:p text:style-name="P12"><text:span text:style-name="T10">DATA STRUCTURE USED </text:span><text:span text:style-name="T3">:- </text:span><text:span text:style-name="T6">LINKED LIST</text:span><text:span text:style-name="T2"> is the data structure used.</text:span></text:p>
      <text:p text:style-name="P6"/>
      <text:p text:style-name="P12"><text:span text:style-name="T10">ALGORITHM</text:span><text:span text:style-name="T3"> :- </text:span></text:p>
      <text:p text:style-name="Text_20_body">Algorithm <text:span text:style-name="T14">InsertList</text:span></text:p>
      <text:p text:style-name="Text_20_body">START</text:p>
      <text:list xml:id="list2601593344" text:style-name="L1">
        <text:list-item>
          <text:p text:style-name="P19">ptr = HEADER-<text:span text:style-name="T33">&gt;LINK</text:span></text:p>
        </text:list-item>
        <text:list-item>
          <text:p text:style-name="P17"><text:span text:style-name="T33">HEADER</text:span>-&gt;LINK = <text:span text:style-name="T16">GetNode(NODE)</text:span></text:p>
        </text:list-item>
        <text:list-item>
          <text:p text:style-name="P17"><text:span text:style-name="T16">Read </text:span><text:span text:style-name="T33">HEADER</text:span>-&gt;LINK-&gt;NAME</text:p>
        </text:list-item>
        <text:list-item>
          <text:p text:style-name="P18"><text:span text:style-name="T17">Read </text:span><text:span text:style-name="T33">HEADER</text:span>-&gt;LINK-&gt;NUM</text:p>
        </text:list-item>
        <text:list-item>
          <text:p text:style-name="P18"><text:span text:style-name="T17">Read </text:span><text:span text:style-name="T33">HEADER</text:span>-&gt;LINK-&gt;MARK</text:p>
        </text:list-item>
        <text:list-item>
          <text:p text:style-name="P17"><text:span text:style-name="T33">HEADER</text:span>-&gt;LINK-&gt;LINK = <text:span text:style-name="T33">ptr</text:span></text:p>
        </text:list-item>
      </text:list>
      <text:p text:style-name="P11">STOP</text:p>
      <text:p text:style-name="P11"/>
      <text:p text:style-name="Text_20_body">Algorithm D<text:span text:style-name="T14">eleteList</text:span></text:p>
      <text:p text:style-name="Text_20_body">START</text:p>
      <text:list xml:id="list2828282623" text:style-name="L2">
        <text:list-item>
          <text:p text:style-name="P23">ptr = HEADER</text:p>
        </text:list-item>
        <text:list-item>
          <text:p text:style-name="P20"><text:span text:style-name="T18">I</text:span>f ptr-&gt;LINK = NULL</text:p>
        </text:list-item>
        <text:list-item>
          <text:p text:style-name="P21"><text:span text:style-name="T18"><text:s/><text:tab/>Print "</text:span>List is empty!\n");</text:p>
        </text:list-item>
        <text:list-item>
          <text:p text:style-name="P25"><text:soft-page-break/><text:s/><text:tab/>Exit</text:p>
        </text:list-item>
        <text:list-item>
          <text:p text:style-name="P25">EndIf</text:p>
        </text:list-item>
        <text:list-item>
          <text:p text:style-name="P27">Read KEY</text:p>
        </text:list-item>
        <text:list-item>
          <text:p text:style-name="P20"><text:span text:style-name="T19">W</text:span>hile ptr-&gt;LINK != NULL</text:p>
        </text:list-item>
        <text:list-item>
          <text:p text:style-name="P20"><text:tab/><text:span text:style-name="T21">If </text:span>ptr-&gt;LINK-&gt;NUM = KEY</text:p>
        </text:list-item>
        <text:list-item>
          <text:p text:style-name="P20"><text:tab/><text:tab/>ptr1 = ptr-&gt;LINK-&gt;LINK</text:p>
        </text:list-item>
        <text:list-item>
          <text:p text:style-name="P20"><text:tab/><text:tab/><text:span text:style-name="T21">ReturnNode</text:span>(ptr-&gt;LINK)</text:p>
        </text:list-item>
        <text:list-item>
          <text:p text:style-name="P20"><text:tab/><text:tab/>ptr-&gt;LINK = ptr1</text:p>
        </text:list-item>
        <text:list-item>
          <text:p text:style-name="P20"><text:tab/><text:tab/><text:span text:style-name="T21">Exit</text:span></text:p>
        </text:list-item>
        <text:list-item>
          <text:p text:style-name="P20"><text:tab/><text:span text:style-name="T21">E</text:span>lse</text:p>
        </text:list-item>
        <text:list-item>
          <text:p text:style-name="P20"><text:tab/><text:tab/>ptr = ptr-&gt;LINK</text:p>
        </text:list-item>
        <text:list-item>
          <text:p text:style-name="P20"><text:s/><text:tab/><text:span text:style-name="T21">EndIf</text:span></text:p>
        </text:list-item>
        <text:list-item>
          <text:p text:style-name="P22"><text:span text:style-name="T20">EndWhil</text:span><text:span text:style-name="T22">e</text:span></text:p>
        </text:list-item>
        <text:list-item>
          <text:p text:style-name="P20"><text:span text:style-name="T22">I</text:span>f ptr-&gt;LINK = NULL</text:p>
        </text:list-item>
        <text:list-item>
          <text:p text:style-name="P21"><text:tab/><text:span text:style-name="T22">Print "Key</text:span> not found!"</text:p>
        </text:list-item>
        <text:list-item>
          <text:p text:style-name="P29">EndIf</text:p>
        </text:list-item>
      </text:list>
      <text:p text:style-name="Text_20_body">STOP</text:p>
      <text:p text:style-name="Text_20_body"/>
      <text:p text:style-name="P13">Algorithm <text:span text:style-name="T14">SearchList</text:span></text:p>
      <text:p text:style-name="P13">START</text:p>
      <text:list xml:id="list1843229200" text:style-name="L3">
        <text:list-item>
          <text:p text:style-name="P24">ptr = HEADER</text:p>
        </text:list-item>
        <text:list-item>
          <text:p text:style-name="P30"><text:span text:style-name="T18">I</text:span>f ptr-&gt;LINK = NULL</text:p>
        </text:list-item>
        <text:list-item>
          <text:p text:style-name="P30"><text:span text:style-name="T18"><text:s/><text:tab/>Print "</text:span>List is empty!\n");</text:p>
        </text:list-item>
        <text:list-item>
          <text:p text:style-name="P26"><text:s/><text:tab/>Exit</text:p>
        </text:list-item>
        <text:list-item>
          <text:p text:style-name="P26">EndIf</text:p>
        </text:list-item>
        <text:list-item>
          <text:p text:style-name="P28">Read KEY</text:p>
        </text:list-item>
        <text:list-item>
          <text:p text:style-name="P30"><text:span text:style-name="T19">W</text:span>hile ptr-&gt;LINK != NULL</text:p>
        </text:list-item>
        <text:list-item>
          <text:p text:style-name="P30"><text:tab/><text:span text:style-name="T21">If </text:span>ptr-&gt;LINK-&gt;NUM = KEY</text:p>
        </text:list-item>
        <text:list-item>
          <text:p text:style-name="P31"><text:tab/><text:tab/><text:span text:style-name="T23">Print "Key found!”</text:span></text:p>
        </text:list-item>
        <text:list-item>
          <text:p text:style-name="P32"><text:s/><text:tab/><text:tab/><text:span text:style-name="T24">Print</text:span><text:span text:style-name="T16"> </text:span>ptr-&gt;LINK-&gt;NAME</text:p>
        </text:list-item>
        <text:list-item>
          <text:p text:style-name="P32"><text:span text:style-name="T17"><text:s/><text:tab/><text:tab/></text:span><text:span text:style-name="T24">Print</text:span><text:span text:style-name="T17"> </text:span>ptr-&gt;LINK-&gt;NUM</text:p>
        </text:list-item>
        <text:list-item>
          <text:p text:style-name="P32"><text:span text:style-name="T17"><text:s/><text:tab/><text:tab/></text:span><text:span text:style-name="T24">Print</text:span><text:span text:style-name="T17"> </text:span>ptr-&gt;LINK-&gt;MARK</text:p>
        </text:list-item>
        <text:list-item>
          <text:p text:style-name="P30"><text:soft-page-break/><text:tab/><text:tab/><text:span text:style-name="T21">Exit</text:span></text:p>
        </text:list-item>
        <text:list-item>
          <text:p text:style-name="P30"><text:tab/><text:span text:style-name="T21">E</text:span>lse</text:p>
        </text:list-item>
        <text:list-item>
          <text:p text:style-name="P30"><text:tab/><text:tab/>ptr = ptr-&gt;LINK</text:p>
        </text:list-item>
        <text:list-item>
          <text:p text:style-name="P30"><text:s/><text:tab/><text:span text:style-name="T21">EndIf</text:span></text:p>
        </text:list-item>
        <text:list-item>
          <text:p text:style-name="P30"><text:span text:style-name="T20">EndWhil</text:span><text:span text:style-name="T22">e</text:span></text:p>
        </text:list-item>
        <text:list-item>
          <text:p text:style-name="P30"><text:span text:style-name="T22">I</text:span>f ptr-&gt;LINK = NULL</text:p>
        </text:list-item>
        <text:list-item>
          <text:p text:style-name="P33"><text:tab/><text:span text:style-name="T22">Print "Key</text:span> not found!"</text:p>
        </text:list-item>
        <text:list-item>
          <text:p text:style-name="P34">EndIf</text:p>
        </text:list-item>
      </text:list>
      <text:p text:style-name="P13">STOP</text:p>
      <text:p text:style-name="P13"/>
      <text:p text:style-name="P13">Algorithm <text:span text:style-name="T15">SortList</text:span></text:p>
      <text:p text:style-name="P13">START</text:p>
      <text:list xml:id="list3177808334" text:style-name="L4">
        <text:list-item>
          <text:p text:style-name="P38">ptr = HEADER-&gt;LINK</text:p>
        </text:list-item>
        <text:list-item>
          <text:p text:style-name="P35"><text:span text:style-name="T27">If </text:span>ptr = NULL</text:p>
        </text:list-item>
        <text:list-item>
          <text:p text:style-name="P35"><text:tab/><text:span text:style-name="T28">P</text:span>rint "List is empty!"</text:p>
        </text:list-item>
        <text:list-item>
          <text:p text:style-name="P35"><text:tab/><text:span text:style-name="T28">Exit</text:span></text:p>
        </text:list-item>
        <text:list-item>
          <text:p text:style-name="P35"><text:span text:style-name="T27">E</text:span>lse if(ptr-&gt;LINK == NULL)</text:p>
        </text:list-item>
        <text:list-item>
          <text:p text:style-name="P36"><text:tab/><text:span text:style-name="T27">P</text:span>rint "List is sorted successfully!"</text:p>
        </text:list-item>
        <text:list-item>
          <text:p text:style-name="P35"><text:tab/><text:span text:style-name="T27">Exit</text:span></text:p>
        </text:list-item>
        <text:list-item>
          <text:p text:style-name="P39">EndIf</text:p>
        </text:list-item>
        <text:list-item>
          <text:p text:style-name="P35"><text:span text:style-name="T29">W</text:span>hile ptr-&gt;LINK != NULL</text:p>
        </text:list-item>
        <text:list-item>
          <text:p text:style-name="P35"><text:tab/>min = ptr-&gt;NUM</text:p>
        </text:list-item>
        <text:list-item>
          <text:p text:style-name="P35"><text:tab/>ptr1 = ptr-&gt;LINK</text:p>
        </text:list-item>
        <text:list-item>
          <text:p text:style-name="P35"><text:tab/>minNode = ptr</text:p>
        </text:list-item>
        <text:list-item>
          <text:p text:style-name="P35"><text:tab/><text:span text:style-name="T30">W</text:span>hile ptr1 != NULL</text:p>
        </text:list-item>
        <text:list-item>
          <text:p text:style-name="P35"><text:tab/><text:tab/><text:span text:style-name="T31">I</text:span>f ptr1-&gt;NUM &lt; min</text:p>
        </text:list-item>
        <text:list-item>
          <text:p text:style-name="P35"><text:tab/><text:tab/><text:tab/>min = ptr1-&gt;NUM</text:p>
        </text:list-item>
        <text:list-item>
          <text:p text:style-name="P35"><text:tab/><text:tab/><text:tab/>minNode = ptr1</text:p>
        </text:list-item>
        <text:list-item>
          <text:p text:style-name="P35"><text:tab/><text:tab/><text:span text:style-name="T31">EndIf</text:span></text:p>
        </text:list-item>
        <text:list-item>
          <text:p text:style-name="P35"><text:tab/><text:tab/>ptr1 = ptr1-&gt;LINK</text:p>
        </text:list-item>
        <text:list-item>
          <text:p text:style-name="P35"><text:tab/><text:span text:style-name="T30">EndWhil</text:span><text:span text:style-name="T32">e</text:span></text:p>
        </text:list-item>
        <text:list-item>
          <text:p text:style-name="P37"><text:tab/><text:span text:style-name="T32">Swap(minNode-&gt;NUM, ptr-&gt;NUM)</text:span></text:p>
        </text:list-item>
        <text:list-item>
          <text:p text:style-name="P37"><text:soft-page-break/><text:tab/><text:span text:style-name="T32">Swap(</text:span>minNode-&gt;NAME, ptr-&gt;NAME<text:span text:style-name="T32">)</text:span></text:p>
        </text:list-item>
        <text:list-item>
          <text:p text:style-name="P35"><text:s/><text:tab/><text:span text:style-name="T32">Swap(</text:span>minNode-&gt;MARK, ptr-&gt;MARK<text:span text:style-name="T32">)</text:span><text:tab/></text:p>
        </text:list-item>
        <text:list-item>
          <text:p text:style-name="P35"><text:tab/>ptr = ptr-&gt;LINK</text:p>
        </text:list-item>
        <text:list-item>
          <text:p text:style-name="P40">EndWhile</text:p>
        </text:list-item>
        <text:list-item>
          <text:p text:style-name="P35"><text:span text:style-name="T29">P</text:span>rint "List is sorted successfully!"</text:p>
        </text:list-item>
      </text:list>
      <text:p text:style-name="P13">STOP</text:p>
      <text:p text:style-name="P14"/>
      <text:p text:style-name="P14">Algorithm <text:span text:style-name="T13">D</text:span><text:span text:style-name="T14">isplay</text:span></text:p>
      <text:p text:style-name="P14">START</text:p>
      <text:list xml:id="list3489005539" text:style-name="L5">
        <text:list-item>
          <text:p text:style-name="P43">ptr = HEADER-&gt;LINK</text:p>
        </text:list-item>
        <text:list-item>
          <text:p text:style-name="P41"><text:span text:style-name="T25">If </text:span>ptr = NULL</text:p>
        </text:list-item>
        <text:list-item>
          <text:p text:style-name="P42"><text:tab/><text:span text:style-name="T25">Print "</text:span>List is empty!"</text:p>
        </text:list-item>
        <text:list-item>
          <text:p text:style-name="P41"><text:tab/><text:span text:style-name="T25">Exit</text:span></text:p>
        </text:list-item>
        <text:list-item>
          <text:p text:style-name="P43">EndIf</text:p>
        </text:list-item>
        <text:list-item>
          <text:p text:style-name="P41"><text:span text:style-name="T26">W</text:span>hile ptr!=NULL</text:p>
        </text:list-item>
        <text:list-item>
          <text:p text:style-name="P41"><text:tab/><text:span text:style-name="T26">P</text:span>rint ptr-&gt;NAME</text:p>
        </text:list-item>
        <text:list-item>
          <text:p text:style-name="P41"><text:tab/><text:span text:style-name="T26">P</text:span>rint ptr-&gt;NUM</text:p>
        </text:list-item>
        <text:list-item>
          <text:p text:style-name="P41"><text:tab/><text:span text:style-name="T26">P</text:span>rint ptr-&gt;MARK</text:p>
        </text:list-item>
        <text:list-item>
          <text:p text:style-name="P41"><text:tab/>ptr = ptr-&gt;LINK</text:p>
        </text:list-item>
        <text:list-item>
          <text:p text:style-name="P44">EndWhile</text:p>
        </text:list-item>
      </text:list>
      <text:p text:style-name="P14">STOP</text:p>
      <text:p text:style-name="P14"/>
      <text:p text:style-name="P7">PROGRAM CODE<text:span text:style-name="T1"> :- </text:span></text:p>
      <text:p text:style-name="P2">#include&lt;stdio.h&gt;</text:p>
      <text:p text:style-name="P2">#include&lt;stdlib.h&gt;</text:p>
      <text:p text:style-name="P2">#include&lt;string.h&gt;</text:p>
      <text:p text:style-name="P2"/>
      <text:p text:style-name="P2">struct node</text:p>
      <text:p text:style-name="P2">{</text:p>
      <text:p text:style-name="P2"><text:tab/>int NUM;</text:p>
      <text:p text:style-name="P2"><text:tab/>char* NAME;</text:p>
      <text:p text:style-name="P2"><text:tab/>float MARK;</text:p>
      <text:p text:style-name="P2"><text:tab/>struct node* LINK;</text:p>
      <text:p text:style-name="P2">};</text:p>
      <text:p text:style-name="P2"/>
      <text:p text:style-name="P2">void insertList(struct node* HEADER)</text:p>
      <text:p text:style-name="P2">{<text:tab/></text:p>
      <text:p text:style-name="P2"><text:soft-page-break/><text:tab/>struct node* ptr = HEADER-&gt;LINK;</text:p>
      <text:p text:style-name="P2"><text:tab/></text:p>
      <text:p text:style-name="P2"><text:tab/>HEADER-&gt;LINK = malloc(1*sizeof(struct node));</text:p>
      <text:p text:style-name="P2"><text:tab/></text:p>
      <text:p text:style-name="P2"><text:tab/>printf("\nEnter student name\n");</text:p>
      <text:p text:style-name="P2"><text:tab/>scanf("\n");</text:p>
      <text:p text:style-name="P2"><text:tab/>HEADER-&gt;LINK-&gt;NAME = malloc(20*sizeof(char));</text:p>
      <text:p text:style-name="P2"><text:tab/>fgets(HEADER-&gt;LINK-&gt;NAME, 20, stdin);</text:p>
      <text:p text:style-name="P2"><text:tab/>HEADER-&gt;LINK-&gt;NAME[strlen(HEADER-&gt;LINK-&gt;NAME)-1] = '\0';</text:p>
      <text:p text:style-name="P2"><text:tab/></text:p>
      <text:p text:style-name="P2"><text:tab/>printf("Enter student roll no.\n");</text:p>
      <text:p text:style-name="P2"><text:tab/>scanf("%d", &amp;HEADER-&gt;LINK-&gt;NUM);</text:p>
      <text:p text:style-name="P2"><text:tab/></text:p>
      <text:p text:style-name="P2"><text:tab/>printf("Enter student total-marks\n");</text:p>
      <text:p text:style-name="P2"><text:tab/>scanf("%f", &amp;HEADER-&gt;LINK-&gt;MARK);</text:p>
      <text:p text:style-name="P2"><text:tab/></text:p>
      <text:p text:style-name="P2"><text:tab/>HEADER-&gt;LINK-&gt;LINK = ptr;</text:p>
      <text:p text:style-name="P2">}</text:p>
      <text:p text:style-name="P2"/>
      <text:p text:style-name="P2">int deleteList(struct node* ptr)</text:p>
      <text:p text:style-name="P2">{</text:p>
      <text:p text:style-name="P2"><text:tab/>if(ptr-&gt;LINK == NULL)</text:p>
      <text:p text:style-name="P2"><text:tab/>{</text:p>
      <text:p text:style-name="P2"><text:tab/><text:tab/>printf("\nList is empty!\n");</text:p>
      <text:p text:style-name="P2"><text:tab/><text:tab/>return 0;</text:p>
      <text:p text:style-name="P2"><text:tab/>}</text:p>
      <text:p text:style-name="P2"><text:tab/></text:p>
      <text:p text:style-name="P2"><text:tab/>int KEY;</text:p>
      <text:p text:style-name="P2"><text:tab/></text:p>
      <text:p text:style-name="P2"><text:tab/>printf("\nEnter the student roll no. to be deleted\n");</text:p>
      <text:p text:style-name="P2"><text:tab/>scanf("%d", &amp;KEY);</text:p>
      <text:p text:style-name="P2"><text:tab/></text:p>
      <text:p text:style-name="P2"><text:tab/>while(ptr-&gt;LINK != NULL)</text:p>
      <text:p text:style-name="P2"><text:tab/>{</text:p>
      <text:p text:style-name="P2"><text:tab/><text:tab/>if(ptr-&gt;LINK-&gt;NUM == KEY)</text:p>
      <text:p text:style-name="P2"><text:tab/><text:tab/>{</text:p>
      <text:p text:style-name="P2"><text:tab/><text:tab/><text:tab/>struct node* ptr1 = ptr-&gt;LINK-&gt;LINK;</text:p>
      <text:p text:style-name="P2"><text:tab/><text:tab/><text:tab/>printf("\n%s's details has been deleted\n", ptr-&gt;LINK-&gt;NAME);</text:p>
      <text:p text:style-name="P2"><text:tab/><text:tab/><text:tab/>free(ptr-&gt;LINK);</text:p>
      <text:p text:style-name="P2"><text:tab/><text:tab/><text:tab/>ptr-&gt;LINK = ptr1;</text:p>
      <text:p text:style-name="P2"><text:tab/><text:tab/><text:tab/>return 1;</text:p>
      <text:p text:style-name="P2"><text:tab/><text:tab/>}</text:p>
      <text:p text:style-name="P2"><text:tab/><text:tab/>else</text:p>
      <text:p text:style-name="P2"><text:tab/><text:tab/><text:tab/>ptr = ptr-&gt;LINK;</text:p>
      <text:p text:style-name="P2"><text:tab/>}</text:p>
      <text:p text:style-name="P2"><text:tab/></text:p>
      <text:p text:style-name="P2"><text:tab/>if(ptr-&gt;LINK == NULL)</text:p>
      <text:p text:style-name="P2"><text:tab/><text:tab/>printf("\nStudent not found!\n");</text:p>
      <text:p text:style-name="P2">}</text:p>
      <text:p text:style-name="P2"/>
      <text:p text:style-name="P2">int searchList(struct node* ptr)</text:p>
      <text:p text:style-name="P2">{</text:p>
      <text:p text:style-name="P2"><text:soft-page-break/><text:tab/>if(ptr-&gt;LINK == NULL)</text:p>
      <text:p text:style-name="P2"><text:tab/>{</text:p>
      <text:p text:style-name="P2"><text:tab/><text:tab/>printf("\nList is empty!\n");</text:p>
      <text:p text:style-name="P2"><text:tab/><text:tab/>return 0;</text:p>
      <text:p text:style-name="P2"><text:tab/>}</text:p>
      <text:p text:style-name="P2"><text:tab/></text:p>
      <text:p text:style-name="P2"><text:tab/>int KEY;</text:p>
      <text:p text:style-name="P2"><text:tab/></text:p>
      <text:p text:style-name="P2"><text:tab/>printf("\nEnter the student roll no. to be searched\n");</text:p>
      <text:p text:style-name="P2"><text:tab/>scanf("%d", &amp;KEY);</text:p>
      <text:p text:style-name="P2"><text:tab/></text:p>
      <text:p text:style-name="P2"><text:tab/>while(ptr-&gt;LINK != NULL)</text:p>
      <text:p text:style-name="P2"><text:tab/>{</text:p>
      <text:p text:style-name="P2"><text:tab/><text:tab/>if(ptr-&gt;LINK-&gt;NUM == KEY)</text:p>
      <text:p text:style-name="P2"><text:tab/><text:tab/>{</text:p>
      <text:p text:style-name="P2"><text:tab/><text:tab/><text:tab/>printf("\nStudent found!\nName = %s\n", ptr-&gt;LINK-&gt;NAME);</text:p>
      <text:p text:style-name="P2"><text:tab/><text:tab/><text:tab/>printf("Roll No. = %d\n",ptr-&gt;LINK-&gt;NUM);</text:p>
      <text:p text:style-name="P2"><text:tab/><text:tab/><text:tab/>printf("Total Marks = %0.2f\n",ptr-&gt;LINK-&gt;MARK);</text:p>
      <text:p text:style-name="P2"><text:tab/><text:tab/><text:tab/>return 1;</text:p>
      <text:p text:style-name="P2"><text:tab/><text:tab/>}</text:p>
      <text:p text:style-name="P2"><text:tab/><text:tab/>else</text:p>
      <text:p text:style-name="P2"><text:tab/><text:tab/><text:tab/>ptr = ptr-&gt;LINK;</text:p>
      <text:p text:style-name="P2"><text:tab/>}</text:p>
      <text:p text:style-name="P2"><text:tab/></text:p>
      <text:p text:style-name="P2"><text:tab/>if(ptr-&gt;LINK == NULL)</text:p>
      <text:p text:style-name="P2"><text:tab/><text:tab/>printf("\nStudent not found!\n");</text:p>
      <text:p text:style-name="P2">}</text:p>
      <text:p text:style-name="P2"/>
      <text:p text:style-name="P2">int sortList(struct node* ptr)</text:p>
      <text:p text:style-name="P2">{</text:p>
      <text:p text:style-name="P2"><text:tab/>if(ptr == NULL)</text:p>
      <text:p text:style-name="P2"><text:tab/>{</text:p>
      <text:p text:style-name="P2"><text:tab/><text:tab/>printf("\nList is empty!\n");</text:p>
      <text:p text:style-name="P2"><text:tab/><text:tab/>return 0;</text:p>
      <text:p text:style-name="P2"><text:tab/>}</text:p>
      <text:p text:style-name="P2"><text:tab/>else if(ptr-&gt;LINK == NULL)</text:p>
      <text:p text:style-name="P2"><text:tab/>{</text:p>
      <text:p text:style-name="P2"><text:tab/><text:tab/>printf("\nList is sorted successfully!\n");</text:p>
      <text:p text:style-name="P2"><text:tab/><text:tab/>return 1;</text:p>
      <text:p text:style-name="P2"><text:tab/>}</text:p>
      <text:p text:style-name="P2"><text:tab/></text:p>
      <text:p text:style-name="P2"><text:tab/>while(ptr-&gt;LINK != NULL)</text:p>
      <text:p text:style-name="P2"><text:tab/>{</text:p>
      <text:p text:style-name="P2"><text:tab/><text:tab/>int min = ptr-&gt;NUM;</text:p>
      <text:p text:style-name="P2"><text:tab/><text:tab/>struct node* ptr1 = ptr-&gt;LINK;</text:p>
      <text:p text:style-name="P2"><text:tab/><text:tab/>struct node* minNode = ptr;</text:p>
      <text:p text:style-name="P2"/>
      <text:p text:style-name="P2"><text:tab/><text:tab/>while(ptr1 != NULL)</text:p>
      <text:p text:style-name="P2"><text:tab/><text:tab/>{</text:p>
      <text:p text:style-name="P2"><text:tab/><text:tab/><text:tab/>if(ptr1-&gt;NUM &lt; min)</text:p>
      <text:p text:style-name="P2"><text:tab/><text:tab/><text:tab/>{</text:p>
      <text:p text:style-name="P2"><text:tab/><text:tab/><text:tab/><text:tab/>min = ptr1-&gt;NUM;</text:p>
      <text:p text:style-name="P2"><text:soft-page-break/><text:tab/><text:tab/><text:tab/><text:tab/>minNode = ptr1; </text:p>
      <text:p text:style-name="P2"><text:tab/><text:tab/><text:tab/>}</text:p>
      <text:p text:style-name="P2"><text:tab/><text:tab/><text:tab/>ptr1 = ptr1-&gt;LINK;</text:p>
      <text:p text:style-name="P2"><text:tab/><text:tab/>}</text:p>
      <text:p text:style-name="P2"/>
      <text:p text:style-name="P2"><text:tab/><text:tab/>int num = minNode-&gt;NUM;</text:p>
      <text:p text:style-name="P2"><text:tab/><text:tab/>minNode-&gt;NUM = ptr-&gt;NUM;</text:p>
      <text:p text:style-name="P2"><text:tab/><text:tab/>ptr-&gt;NUM = num; </text:p>
      <text:p text:style-name="P2"><text:tab/><text:tab/></text:p>
      <text:p text:style-name="P2"><text:tab/><text:tab/>char* name = minNode-&gt;NAME;</text:p>
      <text:p text:style-name="P2"><text:tab/><text:tab/>minNode-&gt;NAME = ptr-&gt;NAME;</text:p>
      <text:p text:style-name="P2"><text:tab/><text:tab/>ptr-&gt;NAME = name;</text:p>
      <text:p text:style-name="P2"><text:tab/><text:tab/></text:p>
      <text:p text:style-name="P2"><text:tab/><text:tab/>float mark = minNode-&gt;MARK;</text:p>
      <text:p text:style-name="P2"><text:tab/><text:tab/>minNode-&gt;MARK = ptr-&gt;MARK;</text:p>
      <text:p text:style-name="P2"><text:tab/><text:tab/>ptr-&gt;MARK = mark;</text:p>
      <text:p text:style-name="P2"><text:tab/><text:tab/></text:p>
      <text:p text:style-name="P2"><text:tab/><text:tab/>ptr = ptr-&gt;LINK;</text:p>
      <text:p text:style-name="P2"><text:tab/>}</text:p>
      <text:p text:style-name="P2"><text:tab/>printf("\nList is sorted successfully!\n");</text:p>
      <text:p text:style-name="P2">}</text:p>
      <text:p text:style-name="P2"/>
      <text:p text:style-name="P2">int display(struct node* ptr)</text:p>
      <text:p text:style-name="P2">{</text:p>
      <text:p text:style-name="P2"><text:tab/>if(ptr == NULL)</text:p>
      <text:p text:style-name="P2"><text:tab/>{</text:p>
      <text:p text:style-name="P2"><text:tab/><text:tab/>printf("\nList is empty!\n");</text:p>
      <text:p text:style-name="P2"><text:tab/><text:tab/>return 0;</text:p>
      <text:p text:style-name="P2"><text:tab/>}</text:p>
      <text:p text:style-name="P2"><text:tab/></text:p>
      <text:p text:style-name="P2"><text:tab/>int i=1;</text:p>
      <text:p text:style-name="P2"><text:tab/></text:p>
      <text:p text:style-name="P2"><text:tab/>while(ptr!=NULL)</text:p>
      <text:p text:style-name="P2"><text:tab/>{</text:p>
      <text:p text:style-name="P2"><text:tab/><text:tab/>printf("\nStudent %d Details:\nName = %s\n", i, ptr-&gt;NAME);</text:p>
      <text:p text:style-name="P2"><text:tab/><text:tab/>printf("Roll No. = %d\n",ptr-&gt;NUM);</text:p>
      <text:p text:style-name="P2"><text:tab/><text:tab/>printf("Total Marks = %0.2f\n",ptr-&gt;MARK);</text:p>
      <text:p text:style-name="P2"><text:tab/><text:tab/>ptr=ptr-&gt;LINK;</text:p>
      <text:p text:style-name="P2"><text:tab/><text:tab/>i++;</text:p>
      <text:p text:style-name="P2"><text:tab/>}</text:p>
      <text:p text:style-name="P2">}</text:p>
      <text:p text:style-name="P2"/>
      <text:p text:style-name="P2">void main()</text:p>
      <text:p text:style-name="P2">{</text:p>
      <text:p text:style-name="P2"><text:tab/>struct node* HEADER = (struct node*) malloc(1*sizeof(struct node));</text:p>
      <text:p text:style-name="P2"><text:tab/>HEADER-&gt;LINK = NULL;</text:p>
      <text:p text:style-name="P2"><text:tab/></text:p>
      <text:p text:style-name="P2"><text:tab/>int flag;</text:p>
      <text:p text:style-name="P2">L:<text:tab/></text:p>
      <text:p text:style-name="P2"><text:tab/>printf("\nChoose the option:\n");</text:p>
      <text:p text:style-name="P2"><text:tab/>printf("1.INSERT\n2.DELETE\n3.SEARCH\n4.SORT\n5.DISPLAY\n6.EXIT\n");</text:p>
      <text:p text:style-name="P2"><text:tab/>scanf("%d", &amp;flag);</text:p>
      <text:p text:style-name="P2"><text:soft-page-break/><text:tab/></text:p>
      <text:p text:style-name="P2"><text:tab/>switch(flag)</text:p>
      <text:p text:style-name="P2"><text:tab/>{</text:p>
      <text:p text:style-name="P2"><text:tab/><text:tab/>case 1:</text:p>
      <text:p text:style-name="P2"><text:tab/><text:tab/><text:tab/>insertList(HEADER);</text:p>
      <text:p text:style-name="P2"><text:tab/><text:tab/><text:tab/>goto L;</text:p>
      <text:p text:style-name="P2"><text:tab/><text:tab/>case 2:</text:p>
      <text:p text:style-name="P2"><text:tab/><text:tab/><text:tab/>deleteList(HEADER);</text:p>
      <text:p text:style-name="P2"><text:tab/><text:tab/><text:tab/>goto L;</text:p>
      <text:p text:style-name="P2"><text:tab/><text:tab/>case 3:</text:p>
      <text:p text:style-name="P2"><text:tab/><text:tab/><text:tab/>searchList(HEADER);</text:p>
      <text:p text:style-name="P2"><text:tab/><text:tab/><text:tab/>goto L;</text:p>
      <text:p text:style-name="P2"><text:tab/><text:tab/>case 4:</text:p>
      <text:p text:style-name="P2"><text:tab/><text:tab/><text:tab/>sortList(HEADER-&gt;LINK);</text:p>
      <text:p text:style-name="P2"><text:tab/><text:tab/><text:tab/>goto L;</text:p>
      <text:p text:style-name="P2"><text:tab/><text:tab/>case 5:</text:p>
      <text:p text:style-name="P2"><text:tab/><text:tab/><text:tab/>display(HEADER-&gt;LINK);</text:p>
      <text:p text:style-name="P2"><text:tab/><text:tab/><text:tab/>goto L;</text:p>
      <text:p text:style-name="P2"><text:tab/><text:tab/>case 6:</text:p>
      <text:p text:style-name="P2"><text:tab/><text:tab/><text:tab/>printf("\nEXIT.\n");</text:p>
      <text:p text:style-name="P2"><text:tab/><text:tab/><text:tab/>exit(0);</text:p>
      <text:p text:style-name="P2"><text:tab/><text:tab/>default:</text:p>
      <text:p text:style-name="P2"><text:tab/><text:tab/><text:tab/>printf("INVALID INPUT!\n");</text:p>
      <text:p text:style-name="P2"><text:tab/><text:tab/><text:tab/>goto L;</text:p>
      <text:p text:style-name="P2"><text:tab/>}</text:p>
      <text:p text:style-name="P2">}</text:p>
      <text:p text:style-name="P2"/>
      <text:p text:style-name="Text_20_body"/>
      <text:p text:style-name="P8"><text:span text:style-name="T10">SAMPLE OUTPUT </text:span><text:span text:style-name="T3">:-</text:span></text:p>
      <text:p text:style-name="Standard"/>
      <text:p text:style-name="Standard">Choose the option:</text:p>
      <text:p text:style-name="Standard">1.INSERT</text:p>
      <text:p text:style-name="Standard">2.DELETE</text:p>
      <text:p text:style-name="Standard">3.SEARCH</text:p>
      <text:p text:style-name="Standard">4.SORT</text:p>
      <text:p text:style-name="Standard">5.DISPLAY</text:p>
      <text:p text:style-name="Standard">6.EXIT</text:p>
      <text:p text:style-name="Standard">1</text:p>
      <text:p text:style-name="Standard"/>
      <text:p text:style-name="Standard">Enter student name</text:p>
      <text:p text:style-name="Standard">Amal Nath</text:p>
      <text:p text:style-name="Standard">Enter student roll no.</text:p>
      <text:p text:style-name="Standard">11</text:p>
      <text:p text:style-name="Standard">Enter student total-marks</text:p>
      <text:p text:style-name="Standard">100</text:p>
      <text:p text:style-name="Standard"/>
      <text:p text:style-name="Standard">Choose the option:</text:p>
      <text:p text:style-name="Standard">1.INSERT</text:p>
      <text:p text:style-name="Standard">2.DELETE</text:p>
      <text:p text:style-name="Standard">3.SEARCH</text:p>
      <text:p text:style-name="Standard">4.SORT</text:p>
      <text:p text:style-name="Standard"><text:soft-page-break/>5.DISPLAY</text:p>
      <text:p text:style-name="Standard">6.EXIT</text:p>
      <text:p text:style-name="Standard">1</text:p>
      <text:p text:style-name="Standard"/>
      <text:p text:style-name="Standard">Enter student name</text:p>
      <text:p text:style-name="Standard">Ajith Kumar</text:p>
      <text:p text:style-name="Standard">Enter student roll no.</text:p>
      <text:p text:style-name="Standard">7</text:p>
      <text:p text:style-name="Standard">Enter student total-marks</text:p>
      <text:p text:style-name="Standard">99.75</text:p>
      <text:p text:style-name="Standard"/>
      <text:p text:style-name="Standard">Choose the option:</text:p>
      <text:p text:style-name="Standard">1.INSERT</text:p>
      <text:p text:style-name="Standard">2.DELETE</text:p>
      <text:p text:style-name="Standard">3.SEARCH</text:p>
      <text:p text:style-name="Standard">4.SORT</text:p>
      <text:p text:style-name="Standard">5.DISPLAY</text:p>
      <text:p text:style-name="Standard">6.EXIT</text:p>
      <text:p text:style-name="Standard">1</text:p>
      <text:p text:style-name="Standard"/>
      <text:p text:style-name="Standard">Enter student name</text:p>
      <text:p text:style-name="Standard">Jijo Johnson</text:p>
      <text:p text:style-name="Standard">Enter student roll no.</text:p>
      <text:p text:style-name="Standard">31</text:p>
      <text:p text:style-name="Standard">Enter student total-marks</text:p>
      <text:p text:style-name="Standard">99.5</text:p>
      <text:p text:style-name="Standard"/>
      <text:p text:style-name="Standard">Choose the option:</text:p>
      <text:p text:style-name="Standard">1.INSERT</text:p>
      <text:p text:style-name="Standard">2.DELETE</text:p>
      <text:p text:style-name="Standard">3.SEARCH</text:p>
      <text:p text:style-name="Standard">4.SORT</text:p>
      <text:p text:style-name="Standard">5.DISPLAY</text:p>
      <text:p text:style-name="Standard">6.EXIT</text:p>
      <text:p text:style-name="Standard">1</text:p>
      <text:p text:style-name="Standard"/>
      <text:p text:style-name="Standard">Enter student name</text:p>
      <text:p text:style-name="Standard">Emil Joji</text:p>
      <text:p text:style-name="Standard">Enter student roll no.</text:p>
      <text:p text:style-name="Standard">22</text:p>
      <text:p text:style-name="Standard">Enter student total-marks</text:p>
      <text:p text:style-name="Standard">99.5</text:p>
      <text:p text:style-name="Standard"/>
      <text:p text:style-name="Standard">Choose the option:</text:p>
      <text:p text:style-name="Standard">1.INSERT</text:p>
      <text:p text:style-name="Standard">2.DELETE</text:p>
      <text:p text:style-name="Standard">3.SEARCH</text:p>
      <text:p text:style-name="Standard">4.SORT</text:p>
      <text:p text:style-name="Standard">5.DISPLAY</text:p>
      <text:p text:style-name="Standard">6.EXIT</text:p>
      <text:p text:style-name="Standard">1</text:p>
      <text:p text:style-name="Standard"/>
      <text:p text:style-name="Standard"><text:soft-page-break/>Enter student name</text:p>
      <text:p text:style-name="Standard">Dinoy Raj</text:p>
      <text:p text:style-name="Standard">Enter student roll no.</text:p>
      <text:p text:style-name="Standard">21</text:p>
      <text:p text:style-name="Standard">Enter student total-marks</text:p>
      <text:p text:style-name="Standard">99.75</text:p>
      <text:p text:style-name="Standard"/>
      <text:p text:style-name="Standard">Choose the option:</text:p>
      <text:p text:style-name="Standard">1.INSERT</text:p>
      <text:p text:style-name="Standard">2.DELETE</text:p>
      <text:p text:style-name="Standard">3.SEARCH</text:p>
      <text:p text:style-name="Standard">4.SORT</text:p>
      <text:p text:style-name="Standard">5.DISPLAY</text:p>
      <text:p text:style-name="Standard">6.EXIT</text:p>
      <text:p text:style-name="Standard">3</text:p>
      <text:p text:style-name="Standard"/>
      <text:p text:style-name="Standard">Enter the student roll no. to be searched</text:p>
      <text:p text:style-name="Standard">11</text:p>
      <text:p text:style-name="Standard"/>
      <text:p text:style-name="Standard">Student found!</text:p>
      <text:p text:style-name="Standard">Name = Amal Nath</text:p>
      <text:p text:style-name="Standard">Roll No. = 11</text:p>
      <text:p text:style-name="Standard">Total Marks = 100.00</text:p>
      <text:p text:style-name="Standard"/>
      <text:p text:style-name="Standard">Choose the option:</text:p>
      <text:p text:style-name="Standard">1.INSERT</text:p>
      <text:p text:style-name="Standard">2.DELETE</text:p>
      <text:p text:style-name="Standard">3.SEARCH</text:p>
      <text:p text:style-name="Standard">4.SORT</text:p>
      <text:p text:style-name="Standard">5.DISPLAY</text:p>
      <text:p text:style-name="Standard">6.EXIT</text:p>
      <text:p text:style-name="Standard">2</text:p>
      <text:p text:style-name="Standard"/>
      <text:p text:style-name="Standard">Enter the student roll no. to be deleted</text:p>
      <text:p text:style-name="Standard">11</text:p>
      <text:p text:style-name="Standard"/>
      <text:p text:style-name="Standard">Amal Nath's details has been deleted</text:p>
      <text:p text:style-name="Standard"/>
      <text:p text:style-name="Standard">Choose the option:</text:p>
      <text:p text:style-name="Standard">1.INSERT</text:p>
      <text:p text:style-name="Standard">2.DELETE</text:p>
      <text:p text:style-name="Standard">3.SEARCH</text:p>
      <text:p text:style-name="Standard">4.SORT</text:p>
      <text:p text:style-name="Standard">5.DISPLAY</text:p>
      <text:p text:style-name="Standard">6.EXIT</text:p>
      <text:p text:style-name="Standard">5</text:p>
      <text:p text:style-name="Standard"/>
      <text:p text:style-name="Standard">Student 1 Details:</text:p>
      <text:p text:style-name="Standard">Name = Dinoy Raj</text:p>
      <text:p text:style-name="Standard">Roll No. = 21</text:p>
      <text:p text:style-name="Standard">Total Marks = 99.75</text:p>
      <text:p text:style-name="Standard"/>
      <text:p text:style-name="Standard"><text:soft-page-break/>Student 2 Details:</text:p>
      <text:p text:style-name="Standard">Name = Emil Joji</text:p>
      <text:p text:style-name="Standard">Roll No. = 22</text:p>
      <text:p text:style-name="Standard">Total Marks = 99.50</text:p>
      <text:p text:style-name="Standard"/>
      <text:p text:style-name="Standard">Student 3 Details:</text:p>
      <text:p text:style-name="Standard">Name = Jijo Johnson</text:p>
      <text:p text:style-name="Standard">Roll No. = 31</text:p>
      <text:p text:style-name="Standard">Total Marks = 99.50</text:p>
      <text:p text:style-name="Standard"/>
      <text:p text:style-name="Standard">Student 4 Details:</text:p>
      <text:p text:style-name="Standard">Name = Ajith Kumar</text:p>
      <text:p text:style-name="Standard">Roll No. = 7</text:p>
      <text:p text:style-name="Standard">Total Marks = 99.75</text:p>
      <text:p text:style-name="Standard"/>
      <text:p text:style-name="Standard">Choose the option:</text:p>
      <text:p text:style-name="Standard">1.INSERT</text:p>
      <text:p text:style-name="Standard">2.DELETE</text:p>
      <text:p text:style-name="Standard">3.SEARCH</text:p>
      <text:p text:style-name="Standard">4.SORT</text:p>
      <text:p text:style-name="Standard">5.DISPLAY</text:p>
      <text:p text:style-name="Standard">6.EXIT</text:p>
      <text:p text:style-name="Standard">4</text:p>
      <text:p text:style-name="Standard"/>
      <text:p text:style-name="Standard">List is sorted successfully!</text:p>
      <text:p text:style-name="Standard"/>
      <text:p text:style-name="Standard">Choose the option:</text:p>
      <text:p text:style-name="Standard">1.INSERT</text:p>
      <text:p text:style-name="Standard">2.DELETE</text:p>
      <text:p text:style-name="Standard">3.SEARCH</text:p>
      <text:p text:style-name="Standard">4.SORT</text:p>
      <text:p text:style-name="Standard">5.DISPLAY</text:p>
      <text:p text:style-name="Standard">6.EXIT</text:p>
      <text:p text:style-name="Standard">5</text:p>
      <text:p text:style-name="Standard"/>
      <text:p text:style-name="Standard">Student 1 Details:</text:p>
      <text:p text:style-name="Standard">Name = Ajith Kumar</text:p>
      <text:p text:style-name="Standard">Roll No. = 7</text:p>
      <text:p text:style-name="Standard">Total Marks = 99.75</text:p>
      <text:p text:style-name="Standard"/>
      <text:p text:style-name="Standard">Student 2 Details:</text:p>
      <text:p text:style-name="Standard">Name = Dinoy Raj</text:p>
      <text:p text:style-name="Standard">Roll No. = 21</text:p>
      <text:p text:style-name="Standard">Total Marks = 99.75</text:p>
      <text:p text:style-name="Standard"/>
      <text:p text:style-name="Standard">Student 3 Details:</text:p>
      <text:p text:style-name="Standard">Name = Emil Joji</text:p>
      <text:p text:style-name="Standard">Roll No. = 22</text:p>
      <text:p text:style-name="Standard">Total Marks = 99.50</text:p>
      <text:p text:style-name="Standard"/>
      <text:p text:style-name="Standard">Student 4 Details:</text:p>
      <text:p text:style-name="Standard">Name = Jijo Johnson</text:p>
      <text:p text:style-name="Standard"><text:soft-page-break/>Roll No. = 31</text:p>
      <text:p text:style-name="Standard">Total Marks = 99.50</text:p>
      <text:p text:style-name="Standard"/>
      <text:p text:style-name="Standard">Choose the option:</text:p>
      <text:p text:style-name="Standard">1.INSERT</text:p>
      <text:p text:style-name="Standard">2.DELETE</text:p>
      <text:p text:style-name="Standard">3.SEARCH</text:p>
      <text:p text:style-name="Standard">4.SORT</text:p>
      <text:p text:style-name="Standard">5.DISPLAY</text:p>
      <text:p text:style-name="Standard">6.EXIT</text:p>
      <text:p text:style-name="Standard">6</text:p>
      <text:p text:style-name="Standard"/>
      <text:p text:style-name="Standard">EXIT.</text:p>
      <text:p text:style-name="P5"/>
      <text:p text:style-name="Standard"><text:span text:style-name="T10"><text:line-break/>RESULT </text:span><text:span text:style-name="T3">:- </text:span><text:span text:style-name="T4">The given operations are performed on </text:span><text:span text:style-name="T9">a</text:span><text:span text:style-name="T8"> </text:span><text:span text:style-name="T7">Student</text:span><text:span text:style-name="T5"> linked list</text:span><text:span text:style-name="T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00:04:10.497877074</meta:creation-date>
    <dc:date>2020-11-17T21:09:31.521426158</dc:date>
    <meta:editing-duration>PT2H55M32S</meta:editing-duration>
    <meta:editing-cycles>112</meta:editing-cycles>
    <meta:generator>LibreOffice/6.4.6.2$Linux_X86_64 LibreOffice_project/40$Build-2</meta:generator>
    <meta:document-statistic meta:table-count="0" meta:image-count="0" meta:object-count="0" meta:page-count="12" meta:paragraph-count="459" meta:word-count="1121" meta:character-count="7151" meta:non-whitespace-character-count="6189"/>
  </office:meta>
</office:document-meta>
</file>